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indent="0cm" style:auto-text-indent="false"/>
      <style:text-properties style:font-name="Times New Roman" fo:font-size="14pt" fo:font-weight="normal" officeooo:rsid="001224d7" officeooo:paragraph-rsid="001224d7" style:font-size-asian="14pt" style:font-weight-asian="normal" style:font-size-complex="14pt" style:font-weight-complex="normal"/>
    </style:style>
    <style:style style:name="P2" style:family="paragraph" style:parent-style-name="No_20_Spacing">
      <style:paragraph-properties fo:margin-left="0cm" fo:margin-right="0cm" fo:margin-top="0cm" fo:margin-bottom="0cm" style:contextual-spacing="false" fo:text-indent="0cm" style:auto-text-indent="false"/>
      <style:text-properties style:font-name="Times New Roman" fo:font-size="14pt" fo:font-weight="normal" officeooo:rsid="001224d7" officeooo:paragraph-rsid="001224d7" style:font-size-asian="14pt" style:font-weight-asian="normal" style:font-size-complex="14pt" style:font-weight-complex="normal"/>
    </style:style>
    <style:style style:name="P3" style:family="paragraph" style:parent-style-name="Standard">
      <style:text-properties style:font-name="Times New Roman" fo:font-size="14pt" fo:font-weight="normal" officeooo:paragraph-rsid="00142e50" style:font-size-asian="14pt" style:font-weight-asian="normal" style:font-size-complex="14pt" style:font-weight-complex="normal"/>
    </style:style>
    <style:style style:name="P4" style:family="paragraph" style:parent-style-name="Standard">
      <style:text-properties style:font-name="Times New Roman" fo:font-size="14pt" fo:font-weight="normal" officeooo:rsid="00142e50" officeooo:paragraph-rsid="00142e50" style:font-size-asian="14pt" style:font-weight-asian="normal" style:font-size-complex="14pt" style:font-weight-complex="normal"/>
    </style:style>
    <style:style style:name="P5" style:family="paragraph" style:parent-style-name="No_20_Spacing">
      <style:paragraph-properties fo:margin-left="0cm" fo:margin-right="0cm" fo:margin-top="0cm" fo:margin-bottom="0cm" style:contextual-spacing="false" fo:text-indent="0cm" style:auto-text-indent="false"/>
      <style:text-properties style:font-name="Times New Roman" fo:font-size="14pt" fo:font-weight="normal" officeooo:rsid="001224d7" officeooo:paragraph-rsid="001224d7" style:font-size-asian="14pt" style:font-weight-asian="normal" style:font-name-complex="Times New Roman1" style:font-size-complex="14pt" style:font-weight-complex="normal"/>
    </style:style>
    <style:style style:name="P6" style:family="paragraph" style:parent-style-name="No_20_Spacing">
      <style:text-properties style:font-name="Times New Roman" fo:font-size="14pt" officeooo:paragraph-rsid="001224d7" style:font-size-asian="14pt" style:font-size-complex="14pt"/>
    </style:style>
    <style:style style:name="P7" style:family="paragraph" style:parent-style-name="Standard">
      <style:text-properties style:font-name="Times New Roman" fo:font-size="14pt" officeooo:paragraph-rsid="001224d7" style:font-size-asian="14pt" style:font-size-complex="14pt"/>
    </style:style>
    <style:style style:name="P8" style:family="paragraph" style:parent-style-name="Standard">
      <style:paragraph-properties fo:margin-left="-1cm" fo:margin-right="0cm" fo:margin-top="0cm" fo:margin-bottom="0cm" style:contextual-spacing="false" fo:text-indent="0cm" style:auto-text-indent="false"/>
      <style:text-properties style:font-name="Times New Roman" fo:font-size="14pt" officeooo:paragraph-rsid="00142e50" style:font-size-asian="14pt" style:font-size-complex="14pt"/>
    </style:style>
    <style:style style:name="P9" style:family="paragraph" style:parent-style-name="Standard">
      <style:text-properties style:font-name="Times New Roman" fo:font-size="14pt" officeooo:paragraph-rsid="00142e50" style:font-size-asian="14pt" style:font-size-complex="14pt"/>
    </style:style>
    <style:style style:name="P10" style:family="paragraph" style:parent-style-name="Standard">
      <style:text-properties style:font-name="Times New Roman" fo:font-size="14pt" officeooo:rsid="001224d7" officeooo:paragraph-rsid="001224d7" style:font-size-asian="14pt" style:font-size-complex="14pt"/>
    </style:style>
    <style:style style:name="P11" style:family="paragraph" style:parent-style-name="Standard">
      <style:paragraph-properties fo:margin-left="0.27cm" fo:margin-right="0cm" fo:margin-top="0cm" fo:margin-bottom="0cm" style:contextual-spacing="false" fo:text-indent="0cm" style:auto-text-indent="false"/>
      <style:text-properties style:font-name="Times New Roman" fo:font-size="14pt" officeooo:paragraph-rsid="00142e50" style:font-size-asian="14pt" style:font-name-complex="Times New Roman1" style:font-size-complex="14pt"/>
    </style:style>
    <style:style style:name="P12" style:family="paragraph" style:parent-style-name="No_20_Spacing">
      <style:paragraph-properties fo:margin-left="0cm" fo:margin-right="0cm" fo:margin-top="0cm" fo:margin-bottom="0cm" style:contextual-spacing="false" fo:text-indent="0cm" style:auto-text-indent="false"/>
      <style:text-properties style:font-name="Times New Roman" fo:font-size="14pt" fo:font-weight="bold" officeooo:rsid="001224d7" officeooo:paragraph-rsid="001224d7" style:font-size-asian="14pt" style:font-weight-asian="bold" style:font-name-complex="Times New Roman1" style:font-size-complex="14pt" style:font-weight-complex="bold"/>
    </style:style>
    <style:style style:name="P13" style:family="paragraph" style:parent-style-name="Standard">
      <style:paragraph-properties fo:margin-left="-1cm" fo:margin-right="0cm" fo:margin-top="0cm" fo:margin-bottom="0cm" style:contextual-spacing="false" fo:text-indent="0cm" style:auto-text-indent="false"/>
      <style:text-properties style:font-name="Times New Roman" fo:font-size="14pt" fo:font-weight="bold" officeooo:rsid="001224d7" officeooo:paragraph-rsid="001224d7" style:font-size-asian="14pt" style:font-weight-asian="bold" style:font-name-complex="Times New Roman1" style:font-size-complex="14pt" style:font-weight-complex="bold"/>
    </style:style>
    <style:style style:name="P14" style:family="paragraph" style:parent-style-name="Standard">
      <style:paragraph-properties fo:margin-left="-1cm" fo:margin-right="0cm" fo:margin-top="0cm" fo:margin-bottom="0cm" style:contextual-spacing="false" fo:text-indent="0cm" style:auto-text-indent="false"/>
      <style:text-properties style:font-name="Times New Roman" fo:font-size="14pt" fo:font-weight="bold" officeooo:paragraph-rsid="001224d7" style:font-size-asian="14pt" style:font-weight-asian="bold" style:font-name-complex="Times New Roman1" style:font-size-complex="14pt" style:font-weight-complex="bold"/>
    </style:style>
    <style:style style:name="P15" style:family="paragraph" style:parent-style-name="Standard">
      <style:text-properties style:font-name="Times New Roman" fo:font-size="14pt" fo:font-weight="bold" officeooo:paragraph-rsid="001224d7" style:font-size-asian="14pt" style:font-weight-asian="bold" style:font-name-complex="Times New Roman1" style:font-size-complex="14pt" style:font-weight-complex="bold"/>
    </style:style>
    <style:style style:name="P16" style:family="paragraph" style:parent-style-name="No_20_Spacing">
      <style:paragraph-properties fo:margin-left="0cm" fo:margin-right="0cm" fo:margin-top="0cm" fo:margin-bottom="0cm" style:contextual-spacing="false" fo:text-indent="0cm" style:auto-text-indent="false"/>
      <style:text-properties style:font-name="Times New Roman" fo:font-size="14pt" fo:font-weight="bold" officeooo:rsid="001224d7" officeooo:paragraph-rsid="001224d7" style:font-size-asian="14pt" style:font-weight-asian="bold" style:font-size-complex="14pt" style:font-weight-complex="bold"/>
    </style:style>
    <style:style style:name="P17" style:family="paragraph" style:parent-style-name="Standard">
      <style:paragraph-properties fo:margin-left="0cm" fo:margin-right="0cm" fo:margin-top="0cm" fo:margin-bottom="0cm" style:contextual-spacing="false" fo:text-indent="0cm" style:auto-text-indent="false"/>
      <style:text-properties style:font-name="Times New Roman" fo:font-size="14pt" fo:font-weight="bold" officeooo:rsid="001224d7" officeooo:paragraph-rsid="001224d7" style:font-size-asian="14pt" style:font-weight-asian="bold" style:font-size-complex="14pt" style:font-weight-complex="bold"/>
    </style:style>
    <style:style style:name="P18" style:family="paragraph" style:parent-style-name="Standard">
      <style:text-properties style:font-name="Times New Roman" fo:font-size="14pt" fo:font-weight="bold" officeooo:rsid="001224d7" officeooo:paragraph-rsid="001224d7" style:font-size-asian="14pt" style:font-weight-asian="bold" style:font-size-complex="14pt" style:font-weight-complex="bold"/>
    </style:style>
    <style:style style:name="P19" style:family="paragraph" style:parent-style-name="Standard">
      <style:paragraph-properties fo:margin-left="-1cm" fo:margin-right="0cm" fo:margin-top="0cm" fo:margin-bottom="0cm" style:contextual-spacing="false" fo:text-indent="0cm" style:auto-text-indent="false"/>
      <style:text-properties style:font-name="Times New Roman" fo:font-size="14pt" fo:font-weight="bold" officeooo:paragraph-rsid="001224d7" style:font-size-asian="14pt" style:font-weight-asian="bold" style:font-size-complex="14pt" style:font-weight-complex="bold"/>
    </style:style>
    <style:style style:name="P20" style:family="paragraph" style:parent-style-name="Standard">
      <style:text-properties style:font-name="Times New Roman" fo:font-size="14pt" fo:font-weight="bold" officeooo:paragraph-rsid="001224d7" style:font-size-asian="14pt" style:font-weight-asian="bold" style:font-size-complex="14pt" style:font-weight-complex="bold"/>
    </style:style>
    <style:style style:name="P21" style:family="paragraph" style:parent-style-name="Standard">
      <style:text-properties style:font-name="Times New Roman" fo:font-size="14pt" fo:font-weight="bold" officeooo:paragraph-rsid="00142e50" style:font-size-asian="14pt" style:font-weight-asian="bold" style:font-size-complex="14pt" style:font-weight-complex="bold"/>
    </style:style>
    <style:style style:name="P22" style:family="paragraph" style:parent-style-name="Standard">
      <style:text-properties style:font-name="Times New Roman" fo:font-size="14pt" fo:font-weight="bold" officeooo:rsid="00142e50" officeooo:paragraph-rsid="00142e50" style:font-size-asian="14pt" style:font-weight-asian="bold" style:font-size-complex="14pt" style:font-weight-complex="bold"/>
    </style:style>
    <style:style style:name="P23" style:family="paragraph" style:parent-style-name="Standard">
      <style:paragraph-properties fo:margin-left="-1cm" fo:margin-right="0cm" fo:margin-top="0cm" fo:margin-bottom="0cm" style:contextual-spacing="false" fo:text-align="start" style:justify-single-word="false" fo:text-indent="0cm" style:auto-text-indent="false"/>
      <style:text-properties style:font-name="Times New Roman" fo:font-size="14pt" fo:font-weight="bold" officeooo:paragraph-rsid="00142e50" style:font-size-asian="14pt" style:font-weight-asian="bold" style:font-size-complex="14pt" style:font-weight-complex="bold"/>
    </style:style>
    <style:style style:name="P24" style:family="paragraph" style:parent-style-name="Standard">
      <style:paragraph-properties fo:margin-left="0cm" fo:margin-right="0cm" fo:margin-top="0cm" fo:margin-bottom="0cm" style:contextual-spacing="false" fo:text-indent="0cm" style:auto-text-indent="false"/>
      <style:text-properties style:font-name="Times New Roman" fo:font-size="14pt" fo:language="ru" fo:country="RU" fo:font-weight="normal" officeooo:rsid="001224d7" officeooo:paragraph-rsid="001224d7" style:font-size-asian="14pt" style:font-weight-asian="normal" style:font-size-complex="14pt" style:font-weight-complex="normal"/>
    </style:style>
    <style:style style:name="P25" style:family="paragraph" style:parent-style-name="Standard">
      <style:text-properties style:font-name="Times New Roman" fo:font-size="14pt" fo:language="ru" fo:country="RU" fo:font-weight="normal" officeooo:rsid="001224d7" officeooo:paragraph-rsid="001224d7" style:font-size-asian="14pt" style:font-weight-asian="normal" style:font-name-complex="Times New Roman1" style:font-size-complex="14pt" style:font-weight-complex="normal"/>
    </style:style>
    <style:style style:name="P26" style:family="paragraph" style:parent-style-name="Standard">
      <style:text-properties style:font-name="Times New Roman" fo:font-size="14pt" fo:language="ru" fo:country="RU" fo:font-weight="normal" officeooo:rsid="001224d7" officeooo:paragraph-rsid="00142e50" style:font-size-asian="14pt" style:font-weight-asian="normal" style:font-name-complex="Times New Roman1" style:font-size-complex="14pt" style:font-weight-complex="normal"/>
    </style:style>
    <style:style style:name="P27" style:family="paragraph" style:parent-style-name="Standard">
      <style:text-properties style:font-name="Times New Roman" fo:font-size="14pt" fo:language="ru" fo:country="RU" fo:font-weight="normal" officeooo:rsid="00142e50" officeooo:paragraph-rsid="00142e50" style:font-size-asian="14pt" style:font-weight-asian="normal" style:font-name-complex="Times New Roman1" style:font-size-complex="14pt" style:font-weight-complex="normal"/>
    </style:style>
    <style:style style:name="P28" style:family="paragraph" style:parent-style-name="Standard">
      <style:text-properties style:font-name="Times New Roman" fo:font-size="14pt" fo:language="ru" fo:country="RU" fo:font-weight="bold" officeooo:rsid="001224d7" officeooo:paragraph-rsid="001224d7" style:font-size-asian="14pt" style:font-weight-asian="bold" style:font-size-complex="14pt" style:font-weight-complex="bold"/>
    </style:style>
    <style:style style:name="P29" style:family="paragraph" style:parent-style-name="Standard">
      <style:text-properties style:font-name="Times New Roman" fo:font-size="14pt" fo:language="ru" fo:country="RU" fo:font-weight="bold" officeooo:rsid="00142e50" officeooo:paragraph-rsid="00142e50" style:font-size-asian="14pt" style:font-weight-asian="bold" style:font-size-complex="14pt" style:font-weight-complex="bold"/>
    </style:style>
    <style:style style:name="P30" style:family="paragraph" style:parent-style-name="Standard">
      <style:text-properties style:font-name="Times New Roman" fo:font-size="14pt" fo:language="ru" fo:country="RU" fo:font-weight="bold" officeooo:rsid="001224d7" officeooo:paragraph-rsid="001224d7" style:font-size-asian="14pt" style:font-weight-asian="bold" style:font-name-complex="Times New Roman1" style:font-size-complex="14pt" style:font-weight-complex="bold"/>
    </style:style>
    <style:style style:name="P31" style:family="paragraph" style:parent-style-name="Standard">
      <style:text-properties style:font-name="Times New Roman" fo:font-size="14pt" fo:language="ru" fo:country="RU" fo:font-weight="bold" officeooo:rsid="001224d7" officeooo:paragraph-rsid="00142e50" style:font-size-asian="14pt" style:font-weight-asian="bold" style:font-name-complex="Times New Roman1" style:font-size-complex="14pt" style:font-weight-complex="bold"/>
    </style:style>
    <style:style style:name="P32" style:family="paragraph" style:parent-style-name="Standard">
      <style:text-properties style:font-name="Times New Roman" fo:font-size="14pt" fo:language="ru" fo:country="RU" fo:font-weight="bold" officeooo:rsid="00142e50" officeooo:paragraph-rsid="00142e50" style:font-size-asian="14pt" style:font-weight-asian="bold" style:font-name-complex="Times New Roman1" style:font-size-complex="14pt" style:font-weight-complex="bold"/>
    </style:style>
    <style:style style:name="P33" style:family="paragraph" style:parent-style-name="No_20_Spacing">
      <style:paragraph-properties fo:margin-left="0cm" fo:margin-right="0cm" fo:margin-top="0cm" fo:margin-bottom="0cm" style:contextual-spacing="false" fo:text-indent="0cm" style:auto-text-indent="false"/>
      <style:text-properties style:font-name="Times New Roman" fo:font-size="14pt" officeooo:paragraph-rsid="001224d7" style:font-size-asian="14pt" style:font-size-complex="14pt"/>
    </style:style>
    <style:style style:name="P34" style:family="paragraph" style:parent-style-name="No_20_Spacing">
      <style:paragraph-properties fo:margin-left="0cm" fo:margin-right="0cm" fo:margin-top="0cm" fo:margin-bottom="0cm" style:contextual-spacing="false" fo:text-indent="0cm" style:auto-text-indent="false"/>
      <style:text-properties style:font-name="Times New Roman" fo:font-size="14pt" officeooo:paragraph-rsid="001224d7" style:font-size-asian="14pt" style:font-size-complex="14pt"/>
    </style:style>
    <style:style style:name="P35" style:family="paragraph" style:parent-style-name="Standard" style:list-style-name="L1">
      <style:text-properties style:font-name="Times New Roman" fo:font-size="14pt" fo:font-weight="bold" officeooo:paragraph-rsid="001224d7" style:font-size-asian="14pt" style:font-weight-asian="bold" style:font-size-complex="14pt" style:font-weight-complex="bold"/>
    </style:style>
    <style:style style:name="P36" style:family="paragraph" style:parent-style-name="Standard">
      <style:text-properties style:font-name="Times New Roman" fo:font-size="14pt" fo:font-weight="bold" officeooo:paragraph-rsid="00142e50" style:font-size-asian="14pt" style:font-weight-asian="bold" style:font-size-complex="14pt" style:font-weight-complex="bold"/>
    </style:style>
    <style:style style:name="P37" style:family="paragraph" style:parent-style-name="Standard">
      <style:text-properties style:font-name="Times New Roman" fo:font-size="14pt" fo:font-weight="bold" officeooo:rsid="00142e50" officeooo:paragraph-rsid="00142e50" style:font-size-asian="14pt" style:font-weight-asian="bold" style:font-size-complex="14pt" style:font-weight-complex="bold"/>
    </style:style>
    <style:style style:name="P38" style:family="paragraph" style:parent-style-name="Standard">
      <style:text-properties style:font-name="Times New Roman" fo:font-size="14pt" fo:font-weight="bold" officeooo:paragraph-rsid="001224d7" style:font-size-asian="14pt" style:font-weight-asian="bold" style:font-size-complex="14pt" style:font-weight-complex="bold"/>
    </style:style>
    <style:style style:name="P39" style:family="paragraph" style:parent-style-name="Standard" style:list-style-name="L2">
      <style:paragraph-properties fo:margin-top="0cm" fo:margin-bottom="0cm" style:contextual-spacing="false"/>
      <style:text-properties style:font-name="Times New Roman" fo:font-size="14pt" fo:font-weight="bold" officeooo:paragraph-rsid="001224d7" style:font-size-asian="14pt" style:font-weight-asian="bold" style:font-size-complex="14pt" style:font-weight-complex="bold"/>
    </style:style>
    <style:style style:name="P40" style:family="paragraph" style:parent-style-name="Standard" style:list-style-name="L2">
      <style:text-properties style:font-name="Times New Roman" fo:font-size="14pt" fo:font-weight="bold" officeooo:paragraph-rsid="001224d7" style:font-size-asian="14pt" style:font-weight-asian="bold" style:font-name-complex="Times New Roman1" style:font-size-complex="14pt" style:font-weight-complex="bold"/>
    </style:style>
    <style:style style:name="P41" style:family="paragraph" style:parent-style-name="Standard">
      <style:paragraph-properties fo:margin-left="-1cm" fo:margin-right="0cm" fo:margin-top="0cm" fo:margin-bottom="0cm" style:contextual-spacing="false" fo:text-indent="0cm" style:auto-text-indent="false"/>
      <style:text-properties style:font-name="Times New Roman" fo:font-size="14pt" officeooo:paragraph-rsid="00142e50" style:font-size-asian="14pt" style:font-name-complex="Times New Roman1" style:font-size-complex="14pt"/>
    </style:style>
    <style:style style:name="P42" style:family="paragraph" style:parent-style-name="Standard" style:master-page-name="нумерация">
      <style:paragraph-properties fo:margin-top="0cm" fo:margin-bottom="0cm" style:contextual-spacing="false" style:page-number="auto"/>
      <style:text-properties style:font-name="Times New Roman" fo:font-size="14pt" officeooo:paragraph-rsid="001224d7" style:font-size-asian="14pt" style:font-name-complex="Times New Roman1" style:font-size-complex="14pt"/>
    </style:style>
    <style:style style:name="P43" style:family="paragraph" style:parent-style-name="Standard">
      <style:paragraph-properties fo:margin-left="0cm" fo:margin-right="0cm" fo:margin-top="0cm" fo:margin-bottom="0cm" style:contextual-spacing="false" fo:text-indent="0cm" style:auto-text-indent="false"/>
      <style:text-properties style:font-name="Times New Roman" fo:font-size="14pt" officeooo:paragraph-rsid="001224d7" style:font-size-asian="14pt" style:font-size-complex="14pt"/>
    </style:style>
    <style:style style:name="P44" style:family="paragraph" style:parent-style-name="Standard">
      <style:text-properties style:font-name="Times New Roman" fo:font-size="14pt" officeooo:paragraph-rsid="001224d7" style:font-size-asian="14pt" style:font-size-complex="14pt"/>
    </style:style>
    <style:style style:name="P45" style:family="paragraph" style:parent-style-name="Standard">
      <style:paragraph-properties fo:margin-left="0cm" fo:margin-right="0cm" fo:margin-top="0cm" fo:margin-bottom="0cm" style:contextual-spacing="false" fo:text-indent="0cm" style:auto-text-indent="false"/>
      <style:text-properties style:font-name="Times New Roman" fo:font-size="14pt" officeooo:paragraph-rsid="001224d7" style:font-size-asian="14pt" style:font-size-complex="14pt"/>
    </style:style>
    <style:style style:name="P46" style:family="paragraph" style:parent-style-name="Standard">
      <style:paragraph-properties fo:margin-left="0cm" fo:margin-right="0cm" fo:margin-top="0cm" fo:margin-bottom="0cm" style:contextual-spacing="false" fo:text-indent="0cm" style:auto-text-indent="false"/>
      <style:text-properties style:font-name="Times New Roman" fo:font-size="14pt" officeooo:rsid="00179c10" officeooo:paragraph-rsid="00179c10" style:font-size-asian="14pt" style:font-size-complex="14pt"/>
    </style:style>
    <style:style style:name="P47" style:family="paragraph" style:parent-style-name="Standard" style:list-style-name="L2">
      <style:text-properties style:font-name="Times New Roman" fo:font-size="14pt" officeooo:paragraph-rsid="001224d7" style:font-size-asian="14pt" style:font-size-complex="14pt"/>
    </style:style>
    <style:style style:name="P48" style:family="paragraph" style:parent-style-name="Standard" style:list-style-name="L1">
      <style:paragraph-properties fo:margin-left="0cm" fo:margin-right="0cm" fo:margin-top="0cm" fo:margin-bottom="0cm" style:contextual-spacing="false" fo:text-indent="0cm" style:auto-text-indent="false"/>
      <style:text-properties style:font-name="Times New Roman" fo:font-size="14pt" fo:language="ru" fo:country="RU" fo:font-weight="normal" officeooo:rsid="001224d7" officeooo:paragraph-rsid="001224d7" style:font-size-asian="14pt" style:font-weight-asian="normal" style:font-size-complex="14pt" style:font-weight-complex="normal"/>
    </style:style>
    <style:style style:name="P49" style:family="paragraph" style:parent-style-name="Standard">
      <style:text-properties style:font-name="Times New Roman" fo:font-size="14pt" fo:language="ru" fo:country="RU" fo:font-weight="bold" officeooo:rsid="00142e50" officeooo:paragraph-rsid="00142e50" style:font-size-asian="14pt" style:font-weight-asian="bold" style:font-name-complex="Times New Roman1" style:font-size-complex="14pt" style:font-weight-complex="bold"/>
    </style:style>
    <style:style style:name="P50" style:family="paragraph" style:parent-style-name="Standard">
      <style:paragraph-properties fo:margin-left="0cm" fo:margin-right="0cm" fo:margin-top="0cm" fo:margin-bottom="0cm" style:contextual-spacing="false" fo:text-indent="0cm" style:auto-text-indent="false"/>
      <style:text-properties style:font-name="Times New Roman" fo:font-size="14pt" fo:font-weight="normal" officeooo:rsid="001224d7" officeooo:paragraph-rsid="001224d7"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style:font-name-complex="Times New Roman1"/>
    </style:style>
    <style:style style:name="T3" style:family="text">
      <style:text-properties officeooo:rsid="001224d7" style:font-name-complex="Times New Roman1"/>
    </style:style>
    <style:style style:name="T4" style:family="text">
      <style:text-properties fo:font-weight="normal" style:font-weight-asian="normal" style:font-weight-complex="normal"/>
    </style:style>
    <style:style style:name="T5" style:family="text">
      <style:text-properties fo:font-weight="normal" officeooo:rsid="001224d7" style:font-weight-asian="normal" style:font-weight-complex="normal"/>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language="en" fo:country="US" fo:font-weight="bold" style:font-weight-asian="bold" style:font-weight-complex="bold"/>
    </style:style>
    <style:style style:name="T9" style:family="text">
      <style:text-properties fo:language="en" fo:country="US" style:font-name-complex="Times New Roman1"/>
    </style:style>
    <style:style style:name="T10" style:family="text">
      <style:text-properties fo:language="en" fo:country="US" officeooo:rsid="00142e50"/>
    </style:style>
    <style:style style:name="T11" style:family="text">
      <style:text-properties fo:language="ru" fo:country="RU"/>
    </style:style>
    <style:style style:name="T12" style:family="text">
      <style:text-properties fo:language="ru" fo:country="RU" officeooo:rsid="001224d7"/>
    </style:style>
    <style:style style:name="T13" style:family="text">
      <style:text-properties fo:language="ru" fo:country="RU" fo:font-weight="bold" style:font-weight-asian="bold" style:font-weight-complex="bold"/>
    </style:style>
    <style:style style:name="T14" style:family="text">
      <style:text-properties fo:language="ru" fo:country="RU" style:font-name-complex="Times New Roman1"/>
    </style:style>
    <style:style style:name="T15" style:family="text">
      <style:text-properties fo:language="ru" fo:country="RU" officeooo:rsid="001224d7" style:font-name-complex="Times New Roman1"/>
    </style:style>
    <style:style style:name="T16" style:family="text">
      <style:text-properties fo:language="ru" fo:country="RU" officeooo:rsid="00194291" style:font-name-complex="Times New Roman1"/>
    </style:style>
    <style:style style:name="T17" style:family="text">
      <style:text-properties fo:language="ru" fo:country="RU" officeooo:rsid="00142e50"/>
    </style:style>
    <style:style style:name="T18" style:family="text">
      <style:text-properties fo:color="#000000" loext:opacity="100%"/>
    </style:style>
    <style:style style:name="T19" style:family="text">
      <style:text-properties officeooo:rsid="00142e5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3"><text:span text:style-name="T15">Темой своего проекта я выбрала именно операционные системы, потому что…</text:span></text:p>
      <text:p text:style-name="P46"><text:span text:style-name="T15">К</text:span><text:span text:style-name="T14">огда я начинала делать данный проект, <text:s/>я сама не могла конкретно ответить на вопрос что такое операционная система, </text:span><text:span text:style-name="T16">именно </text:span><text:span text:style-name="T14">поэтому мне и стала интересна данная тема. </text:span></text:p>
      <text:p text:style-name="P14"/>
      <text:p text:style-name="P19"><text:span text:style-name="T2"><text:tab/></text:span><text:span text:style-name="T3">Введение</text:span></text:p>
      <text:p text:style-name="P13"/>
      <text:p text:style-name="P6">Операционная система – это комплекс взаимосвязанных системных программ,</text:p>
      <text:p text:style-name="P6">функциями которого является контроль использования и распределения ресурсов вычислительной системы и</text:p>
      <text:p text:style-name="P6">организация взаимодействия пользователя с компьютером.</text:p>
      <text:p text:style-name="P6">Операционная система (ОС) играет роль связующего звена между</text:p>
      <text:p text:style-name="P5">аппаратурой компьютера и выполняемыми программами, а также пользователем.</text:p>
      <text:p text:style-name="P33"/>
      <text:p text:style-name="P6">Операционные системы (OС) являются важным элементом любого компьютера,</text:p>
      <text:p text:style-name="P5">так как они обеспечивают базовую инфраструктуру для всех приложений и программ.</text:p>
      <text:p text:style-name="P33"/>
      <text:p text:style-name="P5">В своём проекте я сравню некоторые из самых популярных операционных систем и постараюсь выяснить, какая система более доступна и удобна для пользователей.</text:p>
      <text:p text:style-name="P5"/>
      <text:p text:style-name="P12">Функции:</text:p>
      <text:p text:style-name="P2"/>
      <text:p text:style-name="P5">Функции операционной системы включают управление ресурсами компьютера, управление процессами, управление файлами и папками, управление сетевыми соединениями, обеспечение безопасности и защиты данных, управление памятью и устройствами ввода-вывода, а также предоставление интерфейса для взаимодействия с пользователем. Они позволяют эффективно использовать ресурсы компьютера.</text:p>
      <text:p text:style-name="P5"/>
      <text:p text:style-name="P12">История возникновения ОС.</text:p>
      <text:p text:style-name="P16"/>
      <text:p text:style-name="P7">Именно на базе операционной системы работают все программы, которые мы используем, именно от ОС в первую очередь будет зависеть скорость и производительность нашего труда на компьютере.</text:p>
      <text:p text:style-name="P16"/>
      <text:p text:style-name="P2">Если каждому программисту, который создает приложение, нужно будет разбираться во всех тонкостях работы всех составляющих системы компьютера, то он не напишет ни строки кода. Компьютеры оснащены специальным уровнем программного обеспечения, который называется операционной <text:soft-page-break/>системой, в задачу которого входит управление пользовательскими программами, а также управление всеми ресурсами железа.</text:p>
      <text:p text:style-name="P2"/>
      <text:p text:style-name="P16">Первая ОС:</text:p>
      <text:p text:style-name="P2"/>
      <text:p text:style-name="P1">GM-НАА (<text:span text:style-name="T6">General</text:span> <text:span text:style-name="T6">Motors</text:span> &amp; <text:span text:style-name="T6">North</text:span> <text:span text:style-name="T6">American</text:span> <text:span text:style-name="T6">Aviation</text:span> <text:span text:style-name="T6">Input</text:span>/<text:span text:style-name="T6">Output</text:span> <text:span text:style-name="T6">system</text:span>, которая дословно переводится как <text:bookmark text:name="tw-target-text"/><text:span text:style-name="T18">Североамериканская авиационная система ввода/вывода</text:span>) <text:s/>была первой операционной системой для компьютеров. Она была создана в 1955 году Робертом Патриком с General Motors (крупнейшая американская автомобильная корпорация, до 2008 года на протяжении 77 лет была крупнейшим производителем автомобилей в мире.) и Оуэном Моком с North American Aviation. (В 1954 году Мок входил в группу программистов лос-анджелесского подразделения North American Aviation (NAA)) Она была основана на системном мониторе и работала на больших машинах. Основная функция GM-НАА — автоматическое выполнение новой программы, когда старая программа завершилась.</text:p>
      <text:p text:style-name="P1"/>
      <text:p text:style-name="P17">История ОС <text:span text:style-name="T6">Windows</text:span><text:span text:style-name="T11">:</text:span></text:p>
      <text:p text:style-name="P1"/>
      <text:p text:style-name="P1">Операционная система Windows компании Microsoft, вне сомнения, стала значимым этапом в развитии не только информационной индустрии, но и всего человечества. </text:p>
      <text:p text:style-name="P1">История Windows начинается в далеком 1985 году, когда вышла первая Windows с номером 1.01. Однако история компании Microsoft начинается еще раньше, аж в 1975 году, когда молодой студент Билл Гейтс создал версию программного языка BASIC для одного из первых персональных компьютеров.</text:p>
      <text:p text:style-name="P1"/>
      <text:p text:style-name="P1"><text:s/>Windows вовсе не была самостоятельной операционной системой. В действительности Windows представляла собой графическую «надстройку» над операционной системой DOS (Аббревиатура <text:span text:style-name="T6">DOS</text:span> расшифровывается как <text:span text:style-name="T6">Disk</text:span> <text:span text:style-name="T6">Operating</text:span> <text:span text:style-name="T6">System</text:span> и обозначает операционную систему, ориентированную на работу с дисковыми накопителями, например, с дискетами или жесткими дисками.) и была призвана упростить работу с темной и мрачной командной строкой.</text:p>
      <text:p text:style-name="P1"/>
      <text:p text:style-name="P1">После прихода на рынок Windows XP оказалась настолько успешной, что даже в конце 2008 года она занимала почти 70% рынка операционных систем.</text:p>
      <text:p text:style-name="P1">Эта система была и остается популярной и по праву стала самой успешной и долгоживущей ОС от Microsoft.</text:p>
      <text:p text:style-name="P1"/>
      <text:p text:style-name="P17">Плюсы виндовс:</text:p>
      <text:p text:style-name="P43"/>
      <text:p text:style-name="P20">Программы для Windows</text:p>
      <text:p text:style-name="P7"><text:soft-page-break/>Существует огромное количество прикладных программ точной цифры никто не знает. Под Windows много коммерческих (прикладных) программ, но есть много и свободных (бесплатных).</text:p>
      <text:p text:style-name="P7"/>
      <text:p text:style-name="P20">Специалисты по Windows</text:p>
      <text:p text:style-name="P7">Существует большое количество специалистов, которые более или менее хорошо знают семейство ОС Windows. То есть, если вам потребуется помощь, вы ее найдете легко и за умеренную цену.</text:p>
      <text:p text:style-name="P7"/>
      <text:p text:style-name="P20">Глобальная стабильность</text:p>
      <text:p text:style-name="P7">Цикл поддержки версий Windows более 10 лет. Промежуток между выпуском новых версий примерно 2 года. <text:span text:style-name="T12">П</text:span><text:span text:style-name="T5">ользователю не нужно тратить время на привыкание к новшествам или борьбу с ошибками ОС .</text:span></text:p>
      <text:p text:style-name="P1"/>
      <text:p text:style-name="P17">Минусы виндовс:</text:p>
      <text:p text:style-name="P17"/>
      <text:p text:style-name="P20">Вирусы и Windows</text:p>
      <text:p text:style-name="P7">Очень большое количество вредоносных программ.  Главная проблема — популярность, поскольку чем больше количество пользователей, тем больше это привлекает злоумышленников. </text:p>
      <text:p text:style-name="P20"/>
      <text:p text:style-name="P20">Зависимость от разработчика Windows</text:p>
      <text:p text:style-name="P1">Жесткая зависимость от разработчика. ОС Windows распространяется только в бинарном виде, который труднодоступен для изменения, но не только в этом проблема, компания Microsoft вообще запрещает вносить какие-либо изменения в рабочие коды ОС Windows. </text:p>
      <text:p text:style-name="P17"/>
      <text:p text:style-name="P17">История <text:span text:style-name="T6">Mac OS</text:span></text:p>
      <text:p text:style-name="P17"/>
      <text:p text:style-name="P17"><text:s/><text:span text:style-name="T4">Первая Mac OS появилась в 1984 году с выходом первого Macintosh (или просто </text:span><text:span text:style-name="T7">Mac</text:span><text:span text:style-name="T4">, линейка персональных компьютеров производства корпорации </text:span><text:span text:style-name="T7">Apple</text:span><text:span text:style-name="T4">) . Тогда она еще называлась просто System 1.0. В самой первой операционной системе нового семейства компания Apple уже сделала оконный принцип работы, при этом основным манипулятором была уже не клавиатура, а мышь. Этот же принцип используется по сей день, и не только в продуктах Apple, а и во всех остальных. </text:span></text:p>
      <text:p text:style-name="P17"/>
      <text:p text:style-name="P17">Плюсы <text:span text:style-name="T6">mac os</text:span><text:span text:style-name="T11">:</text:span></text:p>
      <text:p text:style-name="P24"/>
      <text:list xml:id="list3326024002" text:style-name="L1">
        <text:list-item>
          <text:p text:style-name="P35">Более простой пользовательский интерфейс</text:p>
          <text:p text:style-name="P35"/>
        </text:list-item>
        <text:list-item>
          <text:p text:style-name="P35">Лучшая оптимизация и быстродействие</text:p>
          <text:p text:style-name="P35"/>
        </text:list-item>
        <text:list-item>
          <text:p text:style-name="P35"><text:soft-page-break/>Меньше вредоносного ПО и уязвимостей</text:p>
        </text:list-item>
      </text:list>
      <text:p text:style-name="P20"/>
      <text:p text:style-name="P10"><text:span text:style-name="T1">Минусы </text:span><text:span text:style-name="T8">mac os</text:span><text:span text:style-name="T13">:</text:span></text:p>
      <text:p text:style-name="P28"/>
      <text:list xml:id="list3885313338" text:style-name="L2">
        <text:list-item>
          <text:p text:style-name="P39">Трудности с апгрейдом оборудования</text:p>
          <text:p text:style-name="P47">Своевременное обновление комплектующих позволяет продлить время полезной работоспособности компьютера. Но в случае с Apple такие устройства продаются уже собранными, причём такие важные компоненты как процессор и оперативная память могут быть распаяны на системной плате. Конечно, при должном усердии их тоже можно заменить</text:p>
          <text:p text:style-name="P47"/>
        </text:list-item>
        <text:list-item>
          <text:p text:style-name="P40">Ограниченное количество доступного софта</text:p>
        </text:list-item>
      </text:list>
      <text:p text:style-name="P15"/>
      <text:p text:style-name="P18"><text:span text:style-name="T2">История </text:span><text:span text:style-name="T9">OS Linux</text:span><text:span text:style-name="T14">:</text:span></text:p>
      <text:p text:style-name="P30"/>
      <text:p text:style-name="P25">История Linux начинается в 1991 году, когда финский программист Линус Торвальдс стал разрабатывать ядро операционной системы для своего компьютера. Свои наработки он выложил на сервере, и это стало ключевым событием в истории Linux. Сначала десятки, потом сотни и тысячи разработчиков поддержали его проект – общими усилиями на свет появилась полноценная операционная система.</text:p>
      <text:p text:style-name="P25"/>
      <text:p text:style-name="P7">Корни Linux уходят в два других проекта: Unix и Multics, которые ставили своей целью разработать многопользовательскую операционную систему.</text:p>
      <text:p text:style-name="P7"/>
      <text:p text:style-name="P25">Unix – это собрание кроссплатформенных многопользовательских и многозадачных операционных систем.</text:p>
      <text:p text:style-name="P25"/>
      <text:p text:style-name="P26">По факту Linux до сих представляет собой ядро Unix-подобной операционной системы, которое выполняет различные низкоуровневые задачи. В то же время проект GNU нуждался в ядре – разработка Линуса Торвальдса была очень своевременной.</text:p>
      <text:p text:style-name="P26"/>
      <text:p text:style-name="P26">Сейчас благодаря своей гибкости Linux используется на множестве разных устройств, начиная с компьютеров и заканчивая серверами и мобильными устройствами.</text:p>
      <text:p text:style-name="P31"/>
      <text:p text:style-name="P32">Плюсы линукс:</text:p>
      <text:p text:style-name="P27"/>
      <text:p text:style-name="P21">Стоимость Linux</text:p>
      <text:p text:style-name="P9"/>
      <text:p text:style-name="P21">Вирусы для Linux</text:p>
      <text:p text:style-name="P9"><text:soft-page-break/>Практическое отсутствие, по крайней мере, на сегодняшний день, вредоносных программ для этой платформы. </text:p>
      <text:p text:style-name="P9"/>
      <text:p text:style-name="P21">Независимость от разработчика</text:p>
      <text:p text:style-name="P27">Если вам потребовалась какая-то функциональность, отсутствующая в ОС Linux, вы можете ее добавить своими собственными усилиями, конечно если вы умеете программировать. Такая возможность есть благодаря тому, что ОС Linux распространяется не только в бинарном виде, но и в исходных кодах, причем нет никаких запретов на модификацию этих исходных кодов.</text:p>
      <text:p text:style-name="P27"/>
      <text:p text:style-name="P32">Минусы линукс:</text:p>
      <text:p text:style-name="P27"/>
      <text:p text:style-name="P21">Оборудование под Linux</text:p>
      <text:p text:style-name="P3">Поддержка стороннего оборудования заметно хуже чем у ОС Windows, в особенности внешнего, такого как, например принтеры или USB устройства. Вполне реальна ситуация, когда вам не удастся использовать какое-то оборудование под ОС Linux. </text:p>
      <text:p text:style-name="P3"/>
      <text:p text:style-name="P21">Программы для Linux</text:p>
      <text:p text:style-name="P3">Прикладных программ для Linux примерно на порядок меньше, чем для платформы Windows. </text:p>
      <text:p text:style-name="P21"/>
      <text:p text:style-name="P21">Специалисты по Linux</text:p>
      <text:p text:style-name="P3">Значительно меньшее, чем для платформы Windows, количество хороших или приличных специалистов. Так что, если вам потребуется помощь, то найти человека, достаточно хорошо разбирающегося в Linux, будет не так просто и стоимость услуги может быть гораздо выше чем у ОС Windows</text:p>
      <text:p text:style-name="P3"/>
      <text:p text:style-name="P21">Отсутствие глобальной стабильности</text:p>
      <text:p text:style-name="P27">Большинство версий имеют цикл выпуска с интервалом всего лишь полгода. Для ОС это очень короткий срок. В результате, по факту, любая версия Linux, перманентно находится в стадии бета-версии. </text:p>
      <text:p text:style-name="P27"/>
      <text:p text:style-name="P32">История <text:span text:style-name="T6">Chrom</text:span>е<text:span text:style-name="T6"> OS</text:span></text:p>
      <text:p text:style-name="P27"/>
      <text:p text:style-name="P27"/>
      <text:p text:style-name="P27">Многие считают, что всё знают о системе Chrome OS, ни разу не пользовавшись ей.</text:p>
      <text:p text:style-name="P27"/>
      <text:p text:style-name="P27">19 ноября 2009 года Google выпустила исходный код Chrome OS под названием Chromium OS. В ноябре 2009 года Сундар Пичаи, тогда вице-президент Google, продемонстрировал на конференции раннюю версию операционной системы. <text:soft-page-break/>Он показал рабочий стол, внешне напоминавший браузер Chrome, но также включавший вкладки приложений.</text:p>
      <text:p text:style-name="P27"/>
      <text:p text:style-name="P27">Технически Chrome OS — это тоже Linux, но в бытовом контексте считаю разумным их разделять.</text:p>
      <text:p text:style-name="P27"/>
      <text:p text:style-name="P27">Первая, в Chrome OS есть поддержка Android-приложений.</text:p>
      <text:p text:style-name="P27"/>
      <text:p text:style-name="P27">Вторая, <text:s/>в Chrome OS возможно использовать гигантское количество обычных десктопных приложений.</text:p>
      <text:p text:style-name="P27">(Десктопное приложение — программа, которая устанавливается на компьютер пользователя и работает под управлением операционной системы. )</text:p>
      <text:p text:style-name="P27"/>
      <text:p text:style-name="P27">И это ещё не самое масштабное: в Chrome OS возможно запустить даже полноценную IDE. (Интегрированную среду разработки)</text:p>
      <text:p text:style-name="P27"/>
      <text:p text:style-name="P9">И, пожалуй, самая важная и интересная причина:</text:p>
      <text:p text:style-name="P27">Конкретно Android Studio (гугловская IDE для Android-приложений) не просто запускается на Chrome OS, а даже официально поддерживает эту ОС.Получается, тут можно кодить Android-приложение на ноутбуке и сразу устанавливать его на сам этот ноутбук, пока в других ОС такое сделать нельзя.</text:p>
      <text:p text:style-name="P27"/>
      <text:p text:style-name="P32">Плюсы хром:</text:p>
      <text:p text:style-name="P32"/>
      <text:p text:style-name="P9"><text:span text:style-name="T1">Просто. </text:span>Chrome OS — это <text:span text:style-name="T6">простота.</text:span><text:span text:style-name="T10"> </text:span><text:span text:style-name="T17">О</text:span><text:span text:style-name="T11">на</text:span> быстро работает и загружается через считанные секунды.</text:p>
      <text:p text:style-name="P11"/>
      <text:p text:style-name="P9"><text:span text:style-name="T1">Дешево. </text:span>Chrome OS имеет открытый исходный код и совершенно бесплатна. Она предназначена для решения простых задач, таких как просмотр веб-страниц и запуск Android-приложений, и для этого ей не требуется высокопроизводительное оборудование.</text:p>
      <text:p text:style-name="P11"/>
      <text:p text:style-name="P9"><text:span text:style-name="T1">Поддержка Linux-приложений.</text:span> В последние годы Google добавил и поддержку приложений для Linux. Это означает, что на хромбуках теперь можно запускать программное обеспечение на уровне рабочего стола, учитывая, что они имеют достаточно мощности для их запуска.</text:p>
      <text:p text:style-name="P11"/>
      <text:p text:style-name="P9"><text:span text:style-name="T1">Облачная версия. </text:span>Chrome OS разработана как облачная система, насколько это возможно. <text:span text:style-name="T19">В</text:span>ы можете получить доступ ко всем этим файлам и документам на других устройствах с выходом в интернет, независимо от вашего местоположения.</text:p>
      <text:p text:style-name="P9"/>
      <text:p text:style-name="P22">Минусы хром:</text:p>
      <text:p text:style-name="P22"><text:soft-page-break/></text:p>
      <text:p text:style-name="P21">Совместимость программного обеспечения. </text:p>
      <text:p text:style-name="P3">Вы не можете использовать полноценные версии Photoshop, Microsoft Office и многих других программ на хромбуке. То есть, если приложение недоступно для Linux, то и на Chrome OS его не будет. </text:p>
      <text:p text:style-name="P3"/>
      <text:p text:style-name="P21">Мало место для хранения. </text:p>
      <text:p text:style-name="P3">Поскольку Chrome OS основана на облаке, внутреннее хранилище, которое вы получите на хромбуке, будет меньше, чем у стандартного ноутбука с Windows. Вместо 500 ГБ обычно у хромбуков 64 ГБ памяти. Но это не такой большой недостаток, поскольку с облачными сервисами вам не нужно много места на диске. </text:p>
      <text:p text:style-name="P3"/>
      <text:p text:style-name="P22">Работа без интернета.</text:p>
      <text:p text:style-name="P4"><text:s/>Устройства на Chrome OS работают лучше всего, когда имеют доступ к интернету. Некоторые приложения вообще не работают без подключения к интернету, в то время как функции других программ в автономном режиме будут ограничены.</text:p>
      <text:p text:style-name="P22"/>
      <text:p text:style-name="P29">Статистика…….</text:p>
      <text:p text:style-name="P29"/>
      <text:p text:style-name="P29"/>
      <text:p text:style-name="P29"/>
      <text:p text:style-name="P29"/>
      <text:p text:style-name="P11"/>
      <text:p text:style-name="P32"/>
      <text:p text:style-name="P32"/>
      <text:p text:style-name="P32"/>
      <text:p text:style-name="P32">Заключение:</text:p>
      <text:p text:style-name="P23">Какую же операционную систему стоит выбрать?</text:p>
      <text:p text:style-name="P23"/>
      <text:p text:style-name="P41">Какую операционную систему выбрать зависит от ваших потребностей и предпочтений. </text:p>
      <text:p text:style-name="P8"/>
      <text:p text:style-name="P41">Windows считается наиболее популярной ОС, поэтому устанавливается на многие обычные компьютеры. Однако используется она и для поддержания работы серверов. все-таки Windows более прост и значительно удобней для обычных пользователей компьютеров, а особенно для начинающих.</text:p>
      <text:p text:style-name="P8"/>
      <text:p text:style-name="P41">Linux считается оптимальным вариантом для серверного и домашнего применения. Обладает весьма устойчивой безопасностью благодаря наличию множества версий пользователь сам выбирает подходящую сборку для своих целей. Например, Linux Mint — лучшая версия для ознакомления с семейством ОС, а CentOS — отличное <text:soft-page-break/>решение для серверных установок. Необходимо также отметить, что программистам сподручнее будет работать именно на Linux.</text:p>
      <text:p text:style-name="P8"/>
      <text:p text:style-name="P41">Mac OS ориентирована скорее на работу, чем на развлечения – стабильность и безопасность тут на высшем уровне, плюс до мелочей продуманный и красивый интерфейс, но слишком высокая цена.</text:p>
      <text:p text:style-name="P8"/>
      <text:p text:style-name="P41">Вывод:</text:p>
      <text:p text:style-name="P8">Если вы ищете более стабильную и безопасную систему, то лучше выбрать macOS или Linux. Если вам нужна большая совместимость с программами и играми, то Windows будет лучшим выбором. Также стоит учитывать, какую аппаратную платформу вы используете, так как не все операционные системы поддерживают все устройства. В любом случае, перед выбором операционной системы стоит провести исследование и ознакомиться с ее особенностями и возможностями, что я и постаралась раскрыть в своём проекте.</text:p>
      <text:p text:style-name="P27"/>
      <text:p text:style-name="P27"/>
      <text:p text:style-name="P27"/>
      <text:p text:style-name="P27"/>
      <text:p text:style-name="P27"/>
      <text:p text:style-name="P27"/>
      <text:p text:style-name="P27"/>
      <text:p text:style-name="P26"/>
      <text:p text:style-name="P26"/>
      <text:p text:style-name="P25"/>
      <text:p text:style-name="P25"/>
      <text:p text:style-name="P25"/>
      <text:p text:style-name="P28"/>
      <text:p text:style-name="P24"/>
      <text:list xml:id="list94819723740489" text:continue-list="list3326024002" text:style-name="L1">
        <text:list-header>
          <text:p text:style-name="P48"/>
        </text:list-header>
      </text:list>
      <text:p text:style-name="P24"/>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o_20_Spacing" style:display-name="No Spacing" style:family="paragraph">
      <style:paragraph-properties fo:margin-top="0cm" fo:margin-bottom="0cm"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нумерация" style:page-layout-name="Mpm2">
      <style:footer>
        <text:p text:style-name="Footer"><text:page-number text:select-page="current">8</text:page-number></text:p>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4T18:49:39.662000000</meta:creation-date>
    <meta:generator>LibreOffice/7.4.2.3$Windows_X86_64 LibreOffice_project/382eef1f22670f7f4118c8c2dd222ec7ad009daf</meta:generator>
    <dc:date>2023-05-01T09:48:19.013000000</dc:date>
    <meta:editing-duration>P2DT1H58M1S</meta:editing-duration>
    <meta:editing-cycles>5</meta:editing-cycles>
    <meta:document-statistic meta:table-count="0" meta:image-count="0" meta:object-count="0" meta:page-count="8" meta:paragraph-count="103" meta:word-count="1725" meta:character-count="12715" meta:non-whitespace-character-count="11065"/>
  </office:meta>
</office:document-meta>
</file>